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1.056cm" fo:min-width="22.99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882cm" fo:min-width="1.647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882cm" fo:min-width="5.45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882cm" fo:min-width="1.6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882cm" fo:min-width="15.64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882cm" fo:min-width="2.663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882cm" fo:min-width="1.646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3.12cm" fo:min-width="0cm" fo:padding-top="0.165cm" fo:padding-bottom="0.165cm" fo:padding-left="0.29cm" fo:padding-right="0.29cm" fo:wrap-option="wrap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1.179cm"/>
      <style:paragraph-properties style:writing-mode="lr-tb"/>
    </style:style>
    <style:style style:name="P1" style:family="paragraph">
      <style:paragraph-properties fo:text-align="end" style:writing-mode="lr-tb"/>
      <style:text-properties fo:color="#ffffff" loext:opacity="100%"/>
    </style:style>
    <style:style style:name="P2" style:family="paragraph">
      <loext:graphic-properties draw:fill-color="#1f2c23"/>
      <style:paragraph-properties fo:text-align="end" style:writing-mode="lr-tb"/>
      <style:text-properties fo:color="#ffffff" loext:opacity="100%"/>
    </style:style>
    <style:style style:name="P3" style:family="paragraph">
      <style:paragraph-properties fo:text-align="center" style:writing-mode="lr-tb"/>
      <style:text-properties fo:color="#ffffff" loext:opacity="100%"/>
    </style:style>
    <style:style style:name="P4" style:family="paragraph">
      <loext:graphic-properties draw:fill-color="#374d3d"/>
      <style:paragraph-properties fo:text-align="center" style:writing-mode="lr-tb"/>
      <style:text-properties fo:color="#ffffff" loext:opacity="100%"/>
    </style:style>
    <style:style style:name="P5" style:family="paragraph">
      <style:paragraph-properties fo:text-align="center" style:writing-mode="lr-tb"/>
      <style:text-properties fo:color="#ffffff" loext:opacity="100%" fo:font-weight="bold"/>
    </style:style>
    <style:style style:name="P6" style:family="paragraph">
      <loext:graphic-properties draw:fill-color="#374d3d"/>
      <style:paragraph-properties fo:text-align="center" style:writing-mode="lr-tb"/>
      <style:text-properties fo:color="#ffffff" loext:opacity="100%"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dden Connections</presentation:footer-decl>
      <presentation:date-time-decl presentation:name="dtd1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3.876cm" svg:height="11.684cm" svg:x="2.008cm" svg:y="1.748cm">
          <text:p text:style-name="P1"><text:span text:style-name="T1">Host 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285cm" svg:height="1.27cm" svg:x="9.883cm" svg:y="4.542cm">
          <text:p text:style-name="P3"><text:span text:style-name="T1">Apache </text:span></text:p>
          <text:p text:style-name="P3"><text:span text:style-name="T1">Kaf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6.096cm" svg:height="1.27cm" svg:x="9.906cm" svg:y="0.762cm">
          <text:p text:style-name="P5"><text:span text:style-name="T2">HTTP(S) : &lt;service&gt;.host.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286cm" svg:height="1.27cm" svg:x="9.882cm" svg:y="6.066cm">
          <text:p text:style-name="P3"><text:span text:style-name="T1">Apache </text:span></text:p>
          <text:p text:style-name="P3"><text:span text:style-name="T1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285cm" svg:height="1.27cm" svg:x="4.802cm" svg:y="6.066cm">
          <text:p text:style-name="P3"><text:span text:style-name="T1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286cm" svg:height="1.27cm" svg:x="4.802cm" svg:y="7.59cm">
          <text:p text:style-name="P3"><text:span text:style-name="T1">Docker </text:span></text:p>
          <text:p text:style-name="P3"><text:span text:style-name="T1">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285cm" svg:height="1.27cm" svg:x="4.802cm" svg:y="4.542cm">
          <text:p text:style-name="P3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286cm" svg:height="1.27cm" svg:x="7.342cm" svg:y="4.542cm">
          <text:p text:style-name="P3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286cm" svg:height="1.27cm" svg:x="12.422cm" svg:y="9.114cm">
          <text:p text:style-name="P3"><text:span text:style-name="T1">Prometh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2" draw:id="id2" draw:layer="layout" svg:width="16.28cm" svg:height="1.27cm" svg:x="4.802cm" svg:y="3.018cm">
          <text:p text:style-name="P3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285cm" svg:height="1.27cm" svg:x="12.423cm" svg:y="7.59cm">
          <text:p text:style-name="P3"><text:span text:style-name="T1">Grafana </text:span></text:p>
          <text:p text:style-name="P3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285cm" svg:height="1.27cm" svg:x="12.423cm" svg:y="4.542cm">
          <text:p text:style-name="P3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301cm" svg:height="1.27cm" svg:x="21.59cm" svg:y="4.572cm">
          <text:p text:style-name="P3"><text:span text:style-name="T1">Postg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2.954cm" svg:y1="2.032cm" svg:x2="12.942cm" svg:y2="3.018cm" draw:start-shape="id1" draw:start-glue-point="2" draw:end-shape="id2" draw:end-glue-point="0" svg:d="M12954 2032l-12 986" svg:viewBox="0 0 13 987">
          <text:p/>
        </draw:connector>
        <draw:custom-shape draw:style-name="gr4" draw:text-style-name="P4" draw:layer="layout" svg:width="2.286cm" svg:height="1.27cm" svg:x="4.802cm" svg:y="9.114cm">
          <text:p text:style-name="P3"><text:span text:style-name="T1">Docker </text:span></text:p>
          <text:p text:style-name="P3"><text:span text:style-name="T1">Registry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285cm" svg:height="1.27cm" svg:x="12.422cm" svg:y="6.066cm">
          <text:p text:style-name="P3"><text:span text:style-name="T1">Grafana</text:span></text:p>
          <text:p text:style-name="P3"><text:span text:style-name="T1">Enterpr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3" draw:id="id3" draw:layer="layout" svg:width="2.284cm" svg:height="1.27cm" svg:x="22.098cm" svg:y="0.762cm">
          <text:p text:style-name="P3"><text:span text:style-name="T1">Hos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3.24cm" svg:y1="2.032cm" svg:x2="23.241cm" svg:y2="3.056cm" draw:start-shape="id3" draw:end-shape="id4" draw:end-glue-point="5" svg:d="M23240 2032l1 1024" svg:viewBox="0 0 2 1025">
          <text:p/>
        </draw:connector>
        <draw:custom-shape draw:style-name="gr9" draw:text-style-name="P7" xml:id="id4" draw:id="id4" draw:layer="layout" svg:width="0.762cm" svg:height="3.81cm" draw:transform="rotate (-1.5707963267949) translate (25.146cm 3.056cm)">
          <text:p/>
          <draw:enhanced-geometry svg:viewBox="0 0 21600 21600" draw:glue-points="21600 0 0 10800 21600 21600" draw:text-areas="6350 ?f3 21600 ?f4" draw:type="left-bracket" draw:modifiers="2046.8664850136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4" xml:id="id6" draw:id="id6" draw:layer="layout" svg:width="3.301cm" svg:height="1.27cm" svg:x="17.78cm" svg:y="4.572cm">
          <text:p text:style-name="P3"><text:span text:style-name="T1">Adm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59cm" svg:y1="5.207cm" svg:x2="21.081cm" svg:y2="5.207cm" draw:start-shape="id5" draw:end-shape="id6" svg:d="M21590 5207h-509" svg:viewBox="0 0 510 1">
          <text:p/>
        </draw:connector>
        <presentation:notes draw:style-name="dp2">
          <draw:page-thumbnail draw:style-name="gr10" draw:layer="layout" svg:width="16.932cm" svg:height="9.524cm" svg:x="1.058cm" svg:y="1.93cm" draw:page-number="1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 draw:gradient-step-count="64"/>
      <style:text-properties style:letter-kerning="true"/>
    </style:style>
    <style:style style:name="default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efault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solid" draw:fill-color="#000000" draw:gradient-step-count="64"/>
      <style:text-properties style:letter-kerning="true"/>
    </style:style>
    <style:style style:name="divid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divid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ivid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top="0.4cm" fo:margin-bottom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top="0.3cm" fo:margin-bottom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top="0.2cm" fo:margin-bottom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horizontal-align="justify" draw:textarea-vertical-align="middle" draw:auto-grow-height="fals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auto-grow-height="fals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solid" draw:fill-color="#000000" draw:gradient-step-count="64"/>
      <style:text-properties style:letter-kerning="true"/>
    </style:style>
    <style:style style:name="cov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cov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cov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top="0.4cm" fo:margin-bottom="0cm"/>
      <style:text-properties fo:font-size="28pt" style:font-size-asian="28pt" style:font-size-complex="28pt"/>
    </style:style>
    <style:style style:name="cover-outline3" style:family="presentation" style:parent-style-name="cover-outline2">
      <style:paragraph-properties fo:margin-top="0.3cm" fo:margin-bottom="0cm"/>
      <style:text-properties fo:font-size="24pt" style:font-size-asian="24pt" style:font-size-complex="24pt"/>
    </style:style>
    <style:style style:name="cover-outline4" style:family="presentation" style:parent-style-name="cover-outline3">
      <style:paragraph-properties fo:margin-top="0.2cm" fo:margin-bottom="0cm"/>
      <style:text-properties fo:font-size="20pt" style:font-size-asian="20pt" style:font-size-complex="20pt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horizontal-align="justify" draw:textarea-vertical-align="top" draw:auto-grow-height="fals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bottom" draw:auto-grow-height="fals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/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15.242cm" fo:min-width="7.805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0.099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" style:family="presentation" style:parent-style-name="divi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ivi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solid" draw:fill-color="#719d7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6cm" svg:height="2.257cm" svg:x="1cm" svg:y="1cm" presentation:class="title" presentation:placeholder="true">
        <draw:text-box/>
      </draw:frame>
      <draw:frame presentation:style-name="default-outline1" draw:layer="backgroundobjects" svg:width="26cm" svg:height="10.285cm" svg:x="1cm" svg:y="3.685cm" presentation:class="outline" presentation:placeholder="true">
        <draw:text-box/>
      </draw:frame>
      <draw:frame presentation:style-name="Mpr1" draw:text-style-name="MP5" draw:layer="backgroundobjects" svg:width="5.484cm" svg:height="1.355cm" svg:x="14.478cm" svg:y="14.393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7.15cm" svg:height="1.357cm" svg:x="6.35cm" svg:y="14.393cm" presentation:class="footer">
        <draw:text-box>
          <text:p text:style-name="MP6"><presentation:footer/></text:p>
        </draw:text-box>
      </draw:frame>
      <draw:frame presentation:style-name="Mpr1" draw:text-style-name="MP6" draw:layer="backgroundobjects" svg:width="6.523cm" svg:height="1.357cm" svg:x="20.977cm" svg:y="14.393cm" presentation:class="page-number">
        <draw:text-box>
          <text:p text:style-name="MP6"><text:page-number>&lt;number&gt;</text:page-number></text:p>
        </draw:text-box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" style:page-layout-name="PM1" draw:style-name="Mdp1">
      <draw:frame presentation:style-name="divider-title" draw:layer="backgroundobjects" svg:width="18.05cm" svg:height="6.232cm" svg:x="1cm" svg:y="4.759cm" presentation:class="title" presentation:placeholder="true">
        <draw:text-box/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draw:custom-shape draw:name="Google Shape;26;p6" draw:style-name="Mgr4" draw:text-style-name="MP7" draw:layer="backgroundobjects" svg:width="8.312cm" svg:height="15.749cm" svg:x="19.68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vider-outline1" draw:layer="backgroundobjects" svg:width="6.934cm" svg:height="13.734cm" svg:x="20.066cm" svg:y="1.016cm" presentation:class="outline" presentation:placeholder="true">
        <draw:text-box/>
      </draw:frame>
      <presentation:notes style:page-layout-name="PM2">
        <draw:page-thumbnail presentation:style-name="divider-title" draw:layer="backgroundobjects" svg:width="16.932cm" svg:height="9.524cm" svg:x="1.058cm" svg:y="1.93cm" presentation:class="page"/>
        <draw:frame presentation:style-name="divi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" style:page-layout-name="PM1" draw:style-name="Mdp1">
      <draw:frame presentation:style-name="cover-title" draw:layer="backgroundobjects" svg:width="13cm" svg:height="8.652cm" svg:x="0.5cm" svg:y="1cm" presentation:class="title" presentation:placeholder="true">
        <draw:text-box/>
      </draw:frame>
      <draw:frame presentation:style-name="cover-outline1" draw:layer="backgroundobjects" svg:width="13cm" svg:height="3.373cm" svg:x="0.5cm" svg:y="10.414cm" presentation:class="outline" presentation:placeholder="true">
        <draw:text-box/>
      </draw:frame>
      <draw:custom-shape draw:name="Google Shape;13;p2" draw:style-name="Mgr5" draw:text-style-name="MP7" draw:layer="backgroundobjects" svg:width="27.999cm" svg:height="0.606cm" svg:x="0cm" svg:y="13.7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cover-title" draw:layer="backgroundobjects" svg:width="16.932cm" svg:height="9.524cm" svg:x="1.058cm" svg:y="1.93cm" presentation:class="page"/>
        <draw:frame presentation:style-name="cov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21T16:58:26.921439436</dc:date>
    <meta:editing-duration>PT3H15M31S</meta:editing-duration>
    <meta:editing-cycles>31</meta:editing-cycles>
    <meta:document-statistic meta:object-count="65"/>
  </office:meta>
</office:document-meta>
</file>